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F7BF5BD0619CDC2884.png" manifest:media-type="image/png"/>
  <manifest:file-entry manifest:full-path="Pictures/10000001000001E0000000D893EE75703890D56F.png" manifest:media-type="image/png"/>
  <manifest:file-entry manifest:full-path="Pictures/10000001000001E00000010EFF281CCB847F7FE2.png" manifest:media-type="image/png"/>
  <manifest:file-entry manifest:full-path="Pictures/10000001000002C7000000C5EC64E199C589E4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4.71cm" draw:z-index="3"><draw:image xlink:href="Pictures/10000001000002C7000000C5EC64E199C589E4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2.7cm" svg:height="7.144cm" draw:z-index="0"><draw:image xlink:href="Pictures/10000001000001E00000010EFF281CCB847F7FE2.png" xlink:type="simple" xlink:show="embed" xlink:actuate="onLoad" draw:mime-type="image/png"/></draw:frame><draw:frame draw:style-name="fr2" draw:name="Image2" text:anchor-type="char" svg:x="2.018cm" svg:y="9.088cm" svg:width="12.7cm" svg:height="7.516cm" draw:z-index="1"><draw:image xlink:href="Pictures/10000001000001E0000000D893EE75703890D56F.png" xlink:type="simple" xlink:show="embed" xlink:actuate="onLoad" draw:mime-type="image/png"/></draw:frame><draw:frame draw:style-name="fr2" draw:name="Image3" text:anchor-type="char" svg:x="1.118cm" svg:y="18.785cm" svg:width="14.975cm" svg:height="6.535cm" draw:z-index="2"><draw:image xlink:href="Pictures/1000000100000236000000F7BF5BD0619CDC28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4:23:25.697913195</meta:creation-date>
    <dc:date>2024-04-05T14:41:24.048940761</dc:date>
    <meta:editing-duration>PT7M48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